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333333"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svg:stroke-width="0.04cm" svg:stroke-color="#b2b2b2"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svg:stroke-width="0.04cm" svg:stroke-color="#b2b2b2"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b2b2b2"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svg:stroke-width="0.04cm" svg:stroke-color="#000000" draw:marker-start-width="0.26cm" draw:marker-start-center="false" draw:marker-end-width="0.26cm" draw:marker-end-center="false" draw:fill="gradient" draw:fill-color="#cfe7f5" draw:fill-gradient-name="VRT_20_Light_20_Radial" draw:textarea-horizontal-align="justify" draw:textarea-vertical-align="middle" draw:auto-grow-height="false" fo:min-height="2.612cm" fo:min-width="5.617cm" fo:padding-top="0.095cm" fo:padding-bottom="0.095cm" fo:padding-left="0.22cm" fo:padding-right="0.22cm" fo:wrap-option="no-wrap" draw:shadow="hidden" draw:shadow-offset-x="0.2cm" draw:shadow-offset-y="0.2cm" draw:shadow-color="#808080"/>
    </style:style>
    <style:style style:name="gr98"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draw:stroke="none" svg:stroke-color="#000000" draw:fill="none" draw:fill-color="#ffffff" fo:min-height="0.766cm"/>
    </style:style>
    <style:style style:name="gr110" style:family="graphic" style:parent-style-name="standard">
      <style:graphic-properties draw:stroke="none" svg:stroke-color="#000000" draw:fill="none" draw:fill-color="#ffffff" fo:min-height="0.512cm"/>
    </style:style>
    <style:style style:name="gr111"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graphic-properties draw:fill="none" draw:textarea-vertical-align="middle"/>
    </style:style>
    <style:style style:name="gr123"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ffffff"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graphic-properties draw:stroke="none" svg:stroke-color="#000000" draw:fill="none" draw:fill-color="#ffffff" fo:min-height="1.86cm"/>
    </style:style>
    <style:style style:name="gr147" style:family="graphic" style:parent-style-name="standard">
      <style:graphic-properties draw:stroke="none" svg:stroke-color="#000000" draw:fill="none" draw:fill-color="#ffffff" fo:min-height="1.528cm"/>
    </style:style>
    <style:style style:name="gr148" style:family="graphic" style:parent-style-name="standard">
      <style:graphic-properties draw:stroke="none" svg:stroke-color="#000000" draw:fill="none" draw:fill-color="#ffffff" fo:min-height="1.423cm"/>
    </style:style>
    <style:style style:name="gr149" style:family="graphic" style:parent-style-name="standard">
      <style:graphic-properties draw:stroke="none" svg:stroke-color="#000000" draw:fill="none" draw:fill-color="#ffffff" fo:min-height="0.893cm"/>
    </style:style>
    <style:style style:name="gr150" style:family="graphic" style:parent-style-name="standard" style:list-style-name="L2">
      <style:graphic-properties draw:stroke="solid" svg:stroke-width="0.04cm" svg:stroke-color="#000000" draw:marker-start-width="0.26cm" draw:marker-start-center="false" draw:marker-end-width="0.26cm" draw:marker-end-center="false" draw:fill="gradient" draw:fill-color="#cfe7f5" draw:fill-gradient-name="VRT_20_Light_20_Radial" draw:textarea-horizontal-align="justify" draw:textarea-vertical-align="middle" draw:auto-grow-height="false" fo:min-height="2.612cm" fo:min-width="5.617cm" fo:padding-top="0.095cm" fo:padding-bottom="0.095cm" fo:padding-left="0.22cm" fo:padding-right="0.22cm" fo:wrap-option="no-wrap" draw:shadow="hidden" draw:shadow-offset-x="0.2cm" draw:shadow-offset-y="0.2cm" draw:shadow-color="#808080"/>
    </style:style>
    <style:style style:name="gr151" style:family="graphic" style:parent-style-name="standard" style:list-style-name="L2">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4cm" svg:stroke-color="#b2b2b2" draw:marker-start-width="0.26cm" draw:marker-start-center="false" draw:marker-end-width="0.26cm" draw:marker-end-center="false" svg:stroke-opacity="100%" draw:stroke-linejoin="round"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666666"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999999" draw:marker-start-width="0.26cm" draw:marker-start-center="false"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graphic-properties draw:stroke="none" svg:stroke-color="#000000" draw:fill="none" draw:fill-color="#ffffff" fo:min-height="0.385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gradient" draw:fill-color="#f7941d"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Gradient_20_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8" style:family="paragraph">
      <style:text-properties fo:font-size="12pt" style:font-size-asian="12pt" style:font-size-complex="12pt"/>
    </style:style>
    <style:style style:name="P19" style:family="paragraph">
      <loext:graphic-properties draw:fill="none" draw:fill-color="#ffffff"/>
      <style:text-properties fo:font-size="12pt" style:font-size-asian="12pt" style:font-size-complex="12pt"/>
    </style:style>
    <style:style style:name="P20" style:family="paragraph">
      <style:paragraph-properties fo:text-align="center"/>
    </style:style>
    <style:style style:name="P21" style:family="paragraph">
      <loext:graphic-properties draw:fill="none"/>
      <style:paragraph-properties fo:text-align="center"/>
      <style:text-properties fo:font-size="12pt" style:font-size-asian="12pt" style:font-size-complex="12pt"/>
    </style:style>
    <style:style style:name="P22" style:family="paragraph">
      <loext:graphic-properties draw:fill="none" draw:fill-color="#ffffff"/>
    </style:style>
    <style:style style:name="P2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app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0.934cm" svg:height="0.6cm" svg:x="4.891cm" svg:y="18.433cm" svg:viewBox="0 0 935 601" svg:d="M0 601c265 0 679-189 858-315 179-125 0-286-90-286z">
            <text:p/>
          </draw:path>
          <draw:g>
            <draw:polygon draw:style-name="gr2" draw:text-style-name="P2" draw:layer="layout" svg:width="0.541cm" svg:height="1.488cm" svg:x="4.349cm" svg:y="17.545cm" svg:viewBox="0 0 542 1489" draw:points="0,1146 0,0 542,344 542,1489">
              <text:p/>
            </draw:polygon>
            <draw:polygon draw:style-name="gr3" draw:text-style-name="P3" draw:layer="layout" svg:width="0.767cm" svg:height="1.631cm" svg:x="4.891cm" svg:y="17.402cm" svg:viewBox="0 0 768 1632" draw:points="0,1632 0,487 768,0 768,1146">
              <text:p/>
            </draw:polygon>
            <draw:polygon draw:style-name="gr4" draw:text-style-name="P4" draw:layer="layout" svg:width="1.309cm" svg:height="0.829cm" svg:x="4.349cm" svg:y="17.058cm" svg:viewBox="0 0 1310 830" draw:points="542,830 0,487 768,0 1310,344">
              <text:p/>
            </draw:polygon>
            <draw:polygon draw:style-name="gr5" draw:text-style-name="P5" draw:layer="layout" svg:width="1.309cm" svg:height="1.975cm" svg:x="4.349cm" svg:y="17.058cm" svg:viewBox="0 0 1310 1976" draw:points="0,1632 0,487 768,0 1310,344 1310,1489 542,1976">
              <text:p/>
            </draw:polygon>
            <draw:line draw:style-name="gr6" draw:text-style-name="P6" draw:layer="layout" svg:x1="4.801cm" svg:y1="18.748cm" svg:x2="4.439cm" svg:y2="18.519cm">
              <text:p/>
            </draw:line>
            <draw:line draw:style-name="gr7" draw:text-style-name="P6" draw:layer="layout" svg:x1="4.801cm" svg:y1="18.862cm" svg:x2="4.439cm" svg:y2="18.633cm">
              <text:p/>
            </draw:line>
            <draw:line draw:style-name="gr8" draw:text-style-name="P6" draw:layer="layout" svg:x1="4.801cm" svg:y1="18.805cm" svg:x2="4.439cm" svg:y2="18.576cm">
              <text:p/>
            </draw:line>
            <draw:polyline draw:style-name="gr9" draw:text-style-name="P6" draw:layer="layout" svg:width="0.451cm" svg:height="0.343cm" svg:x="4.394cm" svg:y="17.717cm" svg:viewBox="0 0 452 344" draw:points="452,344 0,57 0,0">
              <text:p/>
            </draw:polyline>
            <draw:polyline draw:style-name="gr10" draw:text-style-name="P6" draw:layer="layout" svg:width="0.443cm" svg:height="0.344cm" svg:x="4.402cm" svg:y="17.715cm" svg:viewBox="0 0 444 345" draw:points="444,345 444,288 0,0">
              <text:p/>
            </draw:polyline>
            <draw:polygon draw:style-name="gr11" draw:text-style-name="P7" draw:layer="layout" svg:width="0.052cm" svg:height="0.1cm" svg:x="4.561cm" svg:y="18.288cm" svg:viewBox="0 0 53 101" draw:points="0,68 0,0 53,34 53,101">
              <text:p/>
            </draw:polygon>
            <draw:line draw:style-name="gr12" draw:text-style-name="P6" draw:layer="layout" svg:x1="4.801cm" svg:y1="18.69cm" svg:x2="4.439cm" svg:y2="18.461cm">
              <text:p/>
            </draw:line>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3" draw:text-style-name="P8" draw:layer="layout" svg:width="0.16cm" svg:height="0.147cm" svg:x="23.953cm" svg:y="18.315cm" svg:viewBox="0 0 161 148" draw:points="161,89 129,0 0,59 32,148">
              <text:p/>
            </draw:polygon>
            <draw:polygon draw:style-name="gr14" draw:text-style-name="P9" draw:layer="layout" svg:width="0.353cm" svg:height="0.162cm" svg:x="23.728cm" svg:y="18.211cm" svg:viewBox="0 0 354 163" draw:points="354,104 289,59 193,15 129,0 0,59 64,74 161,119 225,163">
              <text:p/>
            </draw:polygon>
            <draw:path draw:style-name="gr15" draw:text-style-name="P10" draw:layer="layout" svg:width="0.288cm" svg:height="0.192cm" svg:x="23.696cm" svg:y="18.27cm" svg:viewBox="0 0 289 193" svg:d="M0 59c0-89 64-59 129-29 64 29 128 29 160 163 0 0-128-60-289-134z">
              <text:p/>
            </draw:path>
            <draw:path draw:style-name="gr16" draw:text-style-name="P5" draw:layer="layout" svg:width="0.417cm" svg:height="0.251cm" svg:x="23.696cm" svg:y="18.211cm" svg:viewBox="0 0 418 252" svg:d="M161 0c64 15 64 15 128 45 33 14 97 29 129 148-64 29-64 29-129 59-36-14-225-104-289-133 0-74 64-74 161-119z">
              <text:p/>
            </draw:path>
          </draw:g>
          <draw:g>
            <draw:path draw:style-name="gr17" draw:text-style-name="P1" draw:layer="layout" svg:width="0.371cm" svg:height="0.183cm" svg:x="22.682cm" svg:y="18.415cm" svg:viewBox="0 0 372 184" svg:d="M0 184c88 0 310-82 354-102 45-21 0-82-88-82 0 45-266 184-266 184z">
              <text:p/>
            </draw:path>
            <draw:g>
              <draw:polygon draw:style-name="gr18" draw:text-style-name="P8" draw:layer="layout" svg:width="0.321cm" svg:height="0.206cm" svg:x="22.627cm" svg:y="18.412cm" svg:viewBox="0 0 322 207" draw:points="322,59 322,0 0,148 0,207">
                <text:p/>
              </draw:polygon>
              <draw:polygon draw:style-name="gr19" draw:text-style-name="P8" draw:layer="layout" svg:width="0.321cm" svg:height="0.251cm" svg:x="22.37cm" svg:y="18.189cm" svg:viewBox="0 0 322 252" draw:points="322,104 322,0 0,148 0,252">
                <text:p/>
              </draw:polygon>
              <draw:polygon draw:style-name="gr20" draw:text-style-name="P9" draw:layer="layout" svg:width="0.578cm" svg:height="0.266cm" svg:x="22.37cm" svg:y="18.293cm" svg:viewBox="0 0 579 267" draw:points="579,119 322,0 0,148 257,267">
                <text:p/>
              </draw:polygon>
              <draw:polygon draw:style-name="gr21" draw:text-style-name="P10" draw:layer="layout" svg:width="0.321cm" svg:height="0.251cm" svg:x="22.305cm" svg:y="18.367cm" svg:viewBox="0 0 322 252" draw:points="322,252 322,193 64,74 64,0 0,30 0,104">
                <text:p/>
              </draw:polygon>
              <draw:polygon draw:style-name="gr22" draw:text-style-name="P8" draw:layer="layout" svg:width="1.028cm" svg:height="1.125cm" svg:x="22.273cm" svg:y="17.286cm" svg:viewBox="0 0 1029 1126" draw:points="1029,652 1029,0 0,474 0,1126">
                <text:p/>
              </draw:polygon>
              <draw:polygon draw:style-name="gr23" draw:text-style-name="P11" draw:layer="layout" svg:width="0.963cm" svg:height="1.036cm" svg:x="22.305cm" svg:y="17.33cm" svg:viewBox="0 0 964 1037" draw:points="964,592 964,0 0,445 0,1037">
                <text:p/>
              </draw:polygon>
              <draw:polygon draw:style-name="gr24" draw:text-style-name="P9" draw:layer="layout" svg:width="1.092cm" svg:height="0.503cm" svg:x="22.209cm" svg:y="17.256cm" svg:viewBox="0 0 1093 504" draw:points="64,504 1093,30 1029,0 0,474">
                <text:p/>
              </draw:polygon>
              <draw:polygon draw:style-name="gr25" draw:text-style-name="P10" draw:layer="layout" svg:width="0.063cm" svg:height="0.68cm" svg:x="22.209cm" svg:y="17.73cm" svg:viewBox="0 0 64 681" draw:points="64,681 64,30 0,0 0,652">
                <text:p/>
              </draw:polygon>
              <draw:polygon draw:style-name="gr26" draw:text-style-name="P5" draw:layer="layout" svg:width="1.092cm" svg:height="1.362cm" svg:x="22.209cm" svg:y="17.256cm" svg:viewBox="0 0 1093 1363" draw:points="1029,0 0,474 0,1126 64,1156 96,1141 96,1215 418,1363 739,1215 739,1156 482,1037 482,963 1093,681 1093,30">
                <text:p/>
              </draw:polygon>
            </draw:g>
          </draw:g>
          <draw:g>
            <draw:path draw:style-name="gr27" draw:text-style-name="P1" draw:layer="layout" svg:width="0.273cm" svg:height="0.142cm" svg:x="23.572cm" svg:y="18.524cm" svg:viewBox="0 0 274 143" svg:d="M0 143c0 0 177-41 221-61 48-23 89-82 0-82 0 45-221 143-221 143z">
              <text:p/>
            </draw:path>
            <draw:g>
              <draw:polygon draw:style-name="gr28" draw:text-style-name="P9" draw:layer="layout" svg:width="1.381cm" svg:height="0.636cm" svg:x="22.411cm" svg:y="18.338cm" svg:viewBox="0 0 1382 637" draw:points="354,637 1382,163 1029,0 0,474">
                <text:p/>
              </draw:polygon>
              <draw:polygon draw:style-name="gr29" draw:text-style-name="P10" draw:layer="layout" svg:width="0.353cm" svg:height="0.221cm" svg:x="22.411cm" svg:y="18.812cm" svg:viewBox="0 0 354 222" draw:points="354,222 354,163 0,0 0,59">
                <text:p/>
              </draw:polygon>
              <draw:polygon draw:style-name="gr30" draw:text-style-name="P8" draw:layer="layout" svg:width="1.028cm" svg:height="0.532cm" svg:x="22.765cm" svg:y="18.501cm" svg:viewBox="0 0 1029 533" draw:points="1029,59 1029,0 0,474 0,533">
                <text:p/>
              </draw:polygon>
              <draw:polygon draw:style-name="gr31" draw:text-style-name="P5" draw:layer="layout" svg:width="1.381cm" svg:height="0.695cm" svg:x="22.411cm" svg:y="18.338cm" svg:viewBox="0 0 1382 696" draw:points="1029,0 0,474 0,533 354,696 1382,222 1382,163">
                <text:p/>
              </draw:polygon>
              <draw:g>
                <draw:polygon draw:style-name="gr32" draw:text-style-name="P12" draw:layer="layout" svg:width="0.449cm" svg:height="0.206cm" svg:x="23.262cm" svg:y="18.378cm" svg:viewBox="0 0 450 207" draw:points="450,119 193,0 0,89 257,207">
                  <text:p/>
                </draw:polygon>
                <draw:line draw:style-name="gr33" draw:text-style-name="P6" draw:layer="layout" svg:x1="23.647cm" svg:y1="18.527cm" svg:x2="23.39cm" svg:y2="18.408cm">
                  <text:p/>
                </draw:line>
                <draw:line draw:style-name="gr34" draw:text-style-name="P6" draw:layer="layout" svg:x1="23.583cm" svg:y1="18.556cm" svg:x2="23.326cm" svg:y2="18.437cm">
                  <text:p/>
                </draw:line>
                <draw:line draw:style-name="gr35" draw:text-style-name="P6" draw:layer="layout" svg:x1="23.519cm" svg:y1="18.408cm" svg:x2="23.326cm" svg:y2="18.497cm">
                  <text:p/>
                </draw:line>
                <draw:line draw:style-name="gr36" draw:text-style-name="P6" draw:layer="layout" svg:x1="23.583cm" svg:y1="18.437cm" svg:x2="23.39cm" svg:y2="18.526cm">
                  <text:p/>
                </draw:line>
                <draw:line draw:style-name="gr37" draw:text-style-name="P6" draw:layer="layout" svg:x1="23.648cm" svg:y1="18.467cm" svg:x2="23.519cm" svg:y2="18.526cm">
                  <text:p/>
                </draw:line>
              </draw:g>
              <draw:g>
                <draw:polygon draw:style-name="gr38" draw:text-style-name="P12" draw:layer="layout" svg:width="0.931cm" svg:height="0.429cm" svg:x="22.509cm" svg:y="18.502cm" svg:viewBox="0 0 932 430" draw:points="932,119 675,0 0,311 257,430">
                  <text:p/>
                </draw:polygon>
                <draw:line draw:style-name="gr39" draw:text-style-name="P6" draw:layer="layout" svg:x1="23.376cm" svg:y1="18.591cm" svg:x2="22.701cm" svg:y2="18.902cm">
                  <text:p/>
                </draw:line>
                <draw:line draw:style-name="gr40" draw:text-style-name="P6" draw:layer="layout" svg:x1="23.312cm" svg:y1="18.562cm" svg:x2="22.637cm" svg:y2="18.873cm">
                  <text:p/>
                </draw:line>
                <draw:line draw:style-name="gr41" draw:text-style-name="P6" draw:layer="layout" svg:x1="23.248cm" svg:y1="18.532cm" svg:x2="22.573cm" svg:y2="18.843cm">
                  <text:p/>
                </draw:line>
                <draw:line draw:style-name="gr42" draw:text-style-name="P6" draw:layer="layout" svg:x1="22.637cm" svg:y1="18.814cm" svg:x2="22.573cm" svg:y2="18.784cm">
                  <text:p/>
                </draw:line>
                <draw:line draw:style-name="gr43" draw:text-style-name="P6" draw:layer="layout" svg:x1="22.701cm" svg:y1="18.784cm" svg:x2="22.637cm" svg:y2="18.754cm">
                  <text:p/>
                </draw:line>
                <draw:line draw:style-name="gr44" draw:text-style-name="P6" draw:layer="layout" svg:x1="22.766cm" svg:y1="18.755cm" svg:x2="22.702cm" svg:y2="18.725cm">
                  <text:p/>
                </draw:line>
                <draw:line draw:style-name="gr45" draw:text-style-name="P6" draw:layer="layout" svg:x1="22.733cm" svg:y1="18.829cm" svg:x2="22.669cm" svg:y2="18.799cm">
                  <text:p/>
                </draw:line>
                <draw:line draw:style-name="gr46" draw:text-style-name="P6" draw:layer="layout" svg:x1="22.797cm" svg:y1="18.799cm" svg:x2="22.733cm" svg:y2="18.769cm">
                  <text:p/>
                </draw:line>
                <draw:line draw:style-name="gr47" draw:text-style-name="P6" draw:layer="layout" svg:x1="22.862cm" svg:y1="18.77cm" svg:x2="22.798cm" svg:y2="18.74cm">
                  <text:p/>
                </draw:line>
                <draw:line draw:style-name="gr48" draw:text-style-name="P6" draw:layer="layout" svg:x1="22.83cm" svg:y1="18.725cm" svg:x2="22.766cm" svg:y2="18.695cm">
                  <text:p/>
                </draw:line>
                <draw:line draw:style-name="gr49" draw:text-style-name="P6" draw:layer="layout" svg:x1="22.926cm" svg:y1="18.74cm" svg:x2="22.862cm" svg:y2="18.71cm">
                  <text:p/>
                </draw:line>
                <draw:line draw:style-name="gr50" draw:text-style-name="P6" draw:layer="layout" svg:x1="22.894cm" svg:y1="18.696cm" svg:x2="22.83cm" svg:y2="18.666cm">
                  <text:p/>
                </draw:line>
                <draw:line draw:style-name="gr51" draw:text-style-name="P6" draw:layer="layout" svg:x1="22.958cm" svg:y1="18.666cm" svg:x2="22.894cm" svg:y2="18.636cm">
                  <text:p/>
                </draw:line>
                <draw:line draw:style-name="gr52" draw:text-style-name="P6" draw:layer="layout" svg:x1="23.023cm" svg:y1="18.636cm" svg:x2="22.959cm" svg:y2="18.606cm">
                  <text:p/>
                </draw:line>
                <draw:line draw:style-name="gr53" draw:text-style-name="P6" draw:layer="layout" svg:x1="22.99cm" svg:y1="18.71cm" svg:x2="22.926cm" svg:y2="18.68cm">
                  <text:p/>
                </draw:line>
                <draw:line draw:style-name="gr54" draw:text-style-name="P6" draw:layer="layout" svg:x1="23.055cm" svg:y1="18.681cm" svg:x2="22.991cm" svg:y2="18.651cm">
                  <text:p/>
                </draw:line>
                <draw:line draw:style-name="gr55" draw:text-style-name="P6" draw:layer="layout" svg:x1="23.119cm" svg:y1="18.651cm" svg:x2="23.055cm" svg:y2="18.621cm">
                  <text:p/>
                </draw:line>
                <draw:line draw:style-name="gr56" draw:text-style-name="P6" draw:layer="layout" svg:x1="23.087cm" svg:y1="18.607cm" svg:x2="23.023cm" svg:y2="18.577cm">
                  <text:p/>
                </draw:line>
                <draw:line draw:style-name="gr57" draw:text-style-name="P6" draw:layer="layout" svg:x1="23.183cm" svg:y1="18.621cm" svg:x2="23.119cm" svg:y2="18.591cm">
                  <text:p/>
                </draw:line>
                <draw:line draw:style-name="gr58" draw:text-style-name="P6" draw:layer="layout" svg:x1="23.151cm" svg:y1="18.577cm" svg:x2="23.087cm" svg:y2="18.547cm">
                  <text:p/>
                </draw:line>
                <draw:line draw:style-name="gr59" draw:text-style-name="P6" draw:layer="layout" svg:x1="23.215cm" svg:y1="18.547cm" svg:x2="23.151cm" svg:y2="18.517cm">
                  <text:p/>
                </draw:line>
                <draw:line draw:style-name="gr60" draw:text-style-name="P6" draw:layer="layout" svg:x1="23.248cm" svg:y1="18.592cm" svg:x2="23.184cm" svg:y2="18.562cm">
                  <text:p/>
                </draw:line>
                <draw:line draw:style-name="gr61" draw:text-style-name="P6" draw:layer="layout" svg:x1="22.83cm" svg:y1="18.843cm" svg:x2="22.766cm" svg:y2="18.813cm">
                  <text:p/>
                </draw:line>
                <draw:line draw:style-name="gr62" draw:text-style-name="P6" draw:layer="layout" svg:x1="22.894cm" svg:y1="18.814cm" svg:x2="22.83cm" svg:y2="18.784cm">
                  <text:p/>
                </draw:line>
                <draw:line draw:style-name="gr63" draw:text-style-name="P6" draw:layer="layout" svg:x1="22.958cm" svg:y1="18.784cm" svg:x2="22.894cm" svg:y2="18.754cm">
                  <text:p/>
                </draw:line>
                <draw:line draw:style-name="gr64" draw:text-style-name="P6" draw:layer="layout" svg:x1="22.99cm" svg:y1="18.829cm" svg:x2="22.926cm" svg:y2="18.799cm">
                  <text:p/>
                </draw:line>
                <draw:line draw:style-name="gr65" draw:text-style-name="P6" draw:layer="layout" svg:x1="23.055cm" svg:y1="18.799cm" svg:x2="22.991cm" svg:y2="18.769cm">
                  <text:p/>
                </draw:line>
                <draw:line draw:style-name="gr66" draw:text-style-name="P6" draw:layer="layout" svg:x1="23.023cm" svg:y1="18.755cm" svg:x2="22.959cm" svg:y2="18.725cm">
                  <text:p/>
                </draw:line>
                <draw:line draw:style-name="gr67" draw:text-style-name="P6" draw:layer="layout" svg:x1="23.087cm" svg:y1="18.725cm" svg:x2="23.023cm" svg:y2="18.695cm">
                  <text:p/>
                </draw:line>
                <draw:line draw:style-name="gr68" draw:text-style-name="P6" draw:layer="layout" svg:x1="23.151cm" svg:y1="18.696cm" svg:x2="23.087cm" svg:y2="18.666cm">
                  <text:p/>
                </draw:line>
                <draw:line draw:style-name="gr69" draw:text-style-name="P6" draw:layer="layout" svg:x1="23.215cm" svg:y1="18.666cm" svg:x2="23.151cm" svg:y2="18.636cm">
                  <text:p/>
                </draw:line>
                <draw:line draw:style-name="gr70" draw:text-style-name="P6" draw:layer="layout" svg:x1="23.312cm" svg:y1="18.681cm" svg:x2="23.248cm" svg:y2="18.651cm">
                  <text:p/>
                </draw:line>
                <draw:line draw:style-name="gr71" draw:text-style-name="P6" draw:layer="layout" svg:x1="23.28cm" svg:y1="18.636cm" svg:x2="23.216cm" svg:y2="18.606cm">
                  <text:p/>
                </draw:line>
                <draw:line draw:style-name="gr72" draw:text-style-name="P6" draw:layer="layout" svg:x1="23.376cm" svg:y1="18.651cm" svg:x2="23.312cm" svg:y2="18.621cm">
                  <text:p/>
                </draw:line>
                <draw:line draw:style-name="gr73" draw:text-style-name="P6" draw:layer="layout" svg:x1="22.862cm" svg:y1="18.888cm" svg:x2="22.798cm" svg:y2="18.858cm">
                  <text:p/>
                </draw:line>
                <draw:line draw:style-name="gr74" draw:text-style-name="P6" draw:layer="layout" svg:x1="22.926cm" svg:y1="18.858cm" svg:x2="22.862cm" svg:y2="18.828cm">
                  <text:p/>
                </draw:line>
              </draw:g>
            </draw:g>
          </draw:g>
        </draw:g>
        <draw:g xml:id="id2" draw:id="id2">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75" draw:text-style-name="P1" draw:layer="layout" svg:width="1.015cm" svg:height="0.567cm" svg:x="14.462cm" svg:y="9.83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76" draw:text-style-name="P13" draw:layer="layout" svg:width="0.846cm" svg:height="0.741cm" svg:x="14.462cm" svg:y="9.656cm" svg:viewBox="0 0 847 742" draw:points="0,742 0,437 847,0 847,306">
              <text:p/>
            </draw:polygon>
            <draw:polygon draw:style-name="gr77" draw:text-style-name="P9" draw:layer="layout" svg:width="2.116cm" svg:height="1.09cm" svg:x="13.192cm" svg:y="9.001cm" svg:viewBox="0 0 2117 1091" draw:points="1270,1091 0,437 847,0 2117,655">
              <text:p/>
            </draw:polygon>
            <draw:polygon draw:style-name="gr78" draw:text-style-name="P14" draw:layer="layout" svg:width="1.269cm" svg:height="0.959cm" svg:x="13.192cm" svg:y="9.438cm" svg:viewBox="0 0 1270 960" draw:points="0,306 0,0 1270,655 1270,960">
              <text:p/>
            </draw:polygon>
            <draw:polygon draw:style-name="gr79" draw:text-style-name="P5" draw:layer="layout" svg:width="2.116cm" svg:height="1.396cm" svg:x="13.192cm" svg:y="9.001cm" svg:viewBox="0 0 2117 1397" draw:points="0,742 0,437 847,0 2117,655 2117,960 1270,1397">
              <text:p/>
            </draw:polygon>
            <draw:polygon draw:style-name="gr80" draw:text-style-name="P15" draw:layer="layout" svg:width="0.084cm" svg:height="0.174cm" svg:x="14.208cm" svg:y="10.049cm" svg:viewBox="0 0 85 175" draw:points="0,131 0,0 85,44 85,175">
              <text:p/>
            </draw:polygon>
            <draw:polygon draw:style-name="gr81" draw:text-style-name="P7" draw:layer="layout" svg:width="0.084cm" svg:height="0.174cm" svg:x="14.039cm" svg:y="9.961cm" svg:viewBox="0 0 85 175" draw:points="0,131 0,0 85,44 85,175">
              <text:p/>
            </draw:polygon>
            <draw:line draw:style-name="gr82" draw:text-style-name="P16" draw:layer="layout" svg:x1="13.277cm" svg:y1="9.569cm" svg:x2="13.954cm" svg:y2="9.919cm">
              <text:p/>
            </draw:line>
            <draw:line draw:style-name="gr83" draw:text-style-name="P16" draw:layer="layout" svg:x1="13.277cm" svg:y1="9.612cm" svg:x2="13.954cm" svg:y2="9.962cm">
              <text:p/>
            </draw:line>
            <draw:line draw:style-name="gr84" draw:text-style-name="P16" draw:layer="layout" svg:x1="13.277cm" svg:y1="9.656cm" svg:x2="13.954cm" svg:y2="10.006cm">
              <text:p/>
            </draw:line>
            <draw:line draw:style-name="gr85" draw:text-style-name="P16" draw:layer="layout" svg:x1="13.277cm" svg:y1="9.7cm" svg:x2="13.954cm" svg:y2="10.05cm">
              <text:p/>
            </draw:line>
          </draw:g>
        </draw:g>
        <draw:g xml:id="id1" draw:id="id1">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6" draw:text-style-name="P1" draw:layer="layout" svg:width="1.015cm" svg:height="0.567cm" svg:x="9.001cm" svg:y="13.259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87" draw:text-style-name="P13" draw:layer="layout" svg:width="0.846cm" svg:height="0.741cm" svg:x="9.001cm" svg:y="13.085cm" svg:viewBox="0 0 847 742" draw:points="0,742 0,437 847,0 847,306">
              <text:p/>
            </draw:polygon>
            <draw:polygon draw:style-name="gr88" draw:text-style-name="P9" draw:layer="layout" svg:width="2.116cm" svg:height="1.09cm" svg:x="7.731cm" svg:y="12.43cm" svg:viewBox="0 0 2117 1091" draw:points="1270,1091 0,437 847,0 2117,655">
              <text:p/>
            </draw:polygon>
            <draw:polygon draw:style-name="gr89" draw:text-style-name="P14" draw:layer="layout" svg:width="1.269cm" svg:height="0.959cm" svg:x="7.731cm" svg:y="12.867cm" svg:viewBox="0 0 1270 960" draw:points="0,306 0,0 1270,655 1270,960">
              <text:p/>
            </draw:polygon>
            <draw:polygon draw:style-name="gr90" draw:text-style-name="P5" draw:layer="layout" svg:width="2.116cm" svg:height="1.396cm" svg:x="7.731cm" svg:y="12.43cm" svg:viewBox="0 0 2117 1397" draw:points="0,742 0,437 847,0 2117,655 2117,960 1270,1397">
              <text:p/>
            </draw:polygon>
            <draw:polygon draw:style-name="gr91" draw:text-style-name="P15" draw:layer="layout" svg:width="0.084cm" svg:height="0.174cm" svg:x="8.747cm" svg:y="13.478cm" svg:viewBox="0 0 85 175" draw:points="0,131 0,0 85,44 85,175">
              <text:p/>
            </draw:polygon>
            <draw:polygon draw:style-name="gr92" draw:text-style-name="P7" draw:layer="layout" svg:width="0.084cm" svg:height="0.174cm" svg:x="8.578cm" svg:y="13.39cm" svg:viewBox="0 0 85 175" draw:points="0,131 0,0 85,44 85,175">
              <text:p/>
            </draw:polygon>
            <draw:line draw:style-name="gr93" draw:text-style-name="P16" draw:layer="layout" svg:x1="7.816cm" svg:y1="12.998cm" svg:x2="8.493cm" svg:y2="13.348cm">
              <text:p/>
            </draw:line>
            <draw:line draw:style-name="gr94" draw:text-style-name="P16" draw:layer="layout" svg:x1="7.816cm" svg:y1="13.041cm" svg:x2="8.493cm" svg:y2="13.391cm">
              <text:p/>
            </draw:line>
            <draw:line draw:style-name="gr95" draw:text-style-name="P16" draw:layer="layout" svg:x1="7.816cm" svg:y1="13.085cm" svg:x2="8.493cm" svg:y2="13.435cm">
              <text:p/>
            </draw:line>
            <draw:line draw:style-name="gr96" draw:text-style-name="P16" draw:layer="layout" svg:x1="7.816cm" svg:y1="13.129cm" svg:x2="8.493cm" svg:y2="13.479cm">
              <text:p/>
            </draw:line>
          </draw:g>
        </draw:g>
        <draw:custom-shape draw:style-name="gr97" draw:text-style-name="P17" xml:id="id8" draw:id="id8" draw:layer="layout" svg:width="9.271cm" svg:height="4.318cm" svg:x="5.572cm" svg:y="2.39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98" draw:text-style-name="P1" draw:layer="layout" svg:width="1.015cm" svg:height="0.567cm" svg:x="10.271cm" svg:y="4.623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9" draw:text-style-name="P13" draw:layer="layout" svg:width="0.846cm" svg:height="0.741cm" svg:x="10.271cm" svg:y="4.449cm" svg:viewBox="0 0 847 742" draw:points="0,742 0,437 847,0 847,306">
              <text:p/>
            </draw:polygon>
            <draw:polygon draw:style-name="gr100" draw:text-style-name="P9" draw:layer="layout" svg:width="2.116cm" svg:height="1.09cm" svg:x="9.001cm" svg:y="3.794cm" svg:viewBox="0 0 2117 1091" draw:points="1270,1091 0,437 847,0 2117,655">
              <text:p/>
            </draw:polygon>
            <draw:polygon draw:style-name="gr101" draw:text-style-name="P14" draw:layer="layout" svg:width="1.269cm" svg:height="0.959cm" svg:x="9.001cm" svg:y="4.231cm" svg:viewBox="0 0 1270 960" draw:points="0,306 0,0 1270,655 1270,960">
              <text:p/>
            </draw:polygon>
            <draw:polygon draw:style-name="gr102" draw:text-style-name="P5" draw:layer="layout" svg:width="2.116cm" svg:height="1.396cm" svg:x="9.001cm" svg:y="3.794cm" svg:viewBox="0 0 2117 1397" draw:points="0,742 0,437 847,0 2117,655 2117,960 1270,1397">
              <text:p/>
            </draw:polygon>
            <draw:polygon draw:style-name="gr103" draw:text-style-name="P15" draw:layer="layout" svg:width="0.084cm" svg:height="0.174cm" svg:x="10.017cm" svg:y="4.842cm" svg:viewBox="0 0 85 175" draw:points="0,131 0,0 85,44 85,175">
              <text:p/>
            </draw:polygon>
            <draw:polygon draw:style-name="gr104" draw:text-style-name="P7" draw:layer="layout" svg:width="0.084cm" svg:height="0.174cm" svg:x="9.848cm" svg:y="4.754cm" svg:viewBox="0 0 85 175" draw:points="0,131 0,0 85,44 85,175">
              <text:p/>
            </draw:polygon>
            <draw:line draw:style-name="gr105" draw:text-style-name="P16" draw:layer="layout" svg:x1="9.086cm" svg:y1="4.362cm" svg:x2="9.763cm" svg:y2="4.712cm">
              <text:p/>
            </draw:line>
            <draw:line draw:style-name="gr106" draw:text-style-name="P16" draw:layer="layout" svg:x1="9.086cm" svg:y1="4.405cm" svg:x2="9.763cm" svg:y2="4.755cm">
              <text:p/>
            </draw:line>
            <draw:line draw:style-name="gr107" draw:text-style-name="P16" draw:layer="layout" svg:x1="9.086cm" svg:y1="4.449cm" svg:x2="9.763cm" svg:y2="4.799cm">
              <text:p/>
            </draw:line>
            <draw:line draw:style-name="gr108" draw:text-style-name="P16" draw:layer="layout" svg:x1="9.086cm" svg:y1="4.493cm" svg:x2="9.763cm" svg:y2="4.843cm">
              <text:p/>
            </draw:line>
          </draw:g>
        </draw:g>
        <draw:frame draw:style-name="gr109" draw:text-style-name="P19" xml:id="id7" draw:id="id7" draw:layer="layout" svg:width="2.032cm" svg:height="1.016cm" svg:x="22.082cm" svg:y="16.24cm">
          <draw:text-box>
            <text:p text:style-name="P18"><text:span text:style-name="T1">kali</text:span></text:p>
          </draw:text-box>
        </draw:frame>
        <draw:frame draw:style-name="gr110" draw:text-style-name="P19" xml:id="id6" draw:id="id6" draw:layer="layout" svg:width="1.905cm" svg:height="0.762cm" svg:x="4.302cm" svg:y="16.296cm">
          <draw:text-box>
            <text:p text:style-name="P18"><text:span text:style-name="T1">app1</text:span></text:p>
          </draw:text-box>
        </draw:frame>
        <draw:g xml:id="id3" draw:id="id3">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11" draw:text-style-name="P1" draw:layer="layout" svg:width="1.015cm" svg:height="0.567cm" svg:x="20.471cm" svg:y="13.259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12" draw:text-style-name="P13" draw:layer="layout" svg:width="0.846cm" svg:height="0.741cm" svg:x="20.471cm" svg:y="13.085cm" svg:viewBox="0 0 847 742" draw:points="0,742 0,437 847,0 847,306">
              <text:p/>
            </draw:polygon>
            <draw:polygon draw:style-name="gr113" draw:text-style-name="P9" draw:layer="layout" svg:width="2.116cm" svg:height="1.09cm" svg:x="19.201cm" svg:y="12.43cm" svg:viewBox="0 0 2117 1091" draw:points="1270,1091 0,437 847,0 2117,655">
              <text:p/>
            </draw:polygon>
            <draw:polygon draw:style-name="gr114" draw:text-style-name="P14" draw:layer="layout" svg:width="1.269cm" svg:height="0.959cm" svg:x="19.201cm" svg:y="12.867cm" svg:viewBox="0 0 1270 960" draw:points="0,306 0,0 1270,655 1270,960">
              <text:p/>
            </draw:polygon>
            <draw:polygon draw:style-name="gr115" draw:text-style-name="P5" draw:layer="layout" svg:width="2.116cm" svg:height="1.396cm" svg:x="19.201cm" svg:y="12.43cm" svg:viewBox="0 0 2117 1397" draw:points="0,742 0,437 847,0 2117,655 2117,960 1270,1397">
              <text:p/>
            </draw:polygon>
            <draw:polygon draw:style-name="gr116" draw:text-style-name="P15" draw:layer="layout" svg:width="0.084cm" svg:height="0.174cm" svg:x="20.217cm" svg:y="13.478cm" svg:viewBox="0 0 85 175" draw:points="0,131 0,0 85,44 85,175">
              <text:p/>
            </draw:polygon>
            <draw:polygon draw:style-name="gr117" draw:text-style-name="P7" draw:layer="layout" svg:width="0.084cm" svg:height="0.174cm" svg:x="20.048cm" svg:y="13.39cm" svg:viewBox="0 0 85 175" draw:points="0,131 0,0 85,44 85,175">
              <text:p/>
            </draw:polygon>
            <draw:line draw:style-name="gr118" draw:text-style-name="P16" draw:layer="layout" svg:x1="19.286cm" svg:y1="12.998cm" svg:x2="19.963cm" svg:y2="13.348cm">
              <text:p/>
            </draw:line>
            <draw:line draw:style-name="gr119" draw:text-style-name="P16" draw:layer="layout" svg:x1="19.286cm" svg:y1="13.041cm" svg:x2="19.963cm" svg:y2="13.391cm">
              <text:p/>
            </draw:line>
            <draw:line draw:style-name="gr120" draw:text-style-name="P16" draw:layer="layout" svg:x1="19.286cm" svg:y1="13.085cm" svg:x2="19.963cm" svg:y2="13.435cm">
              <text:p/>
            </draw:line>
            <draw:line draw:style-name="gr121" draw:text-style-name="P16" draw:layer="layout" svg:x1="19.286cm" svg:y1="13.129cm" svg:x2="19.963cm" svg:y2="13.479cm">
              <text:p/>
            </draw:line>
          </draw:g>
        </draw:g>
        <draw:connector draw:style-name="gr122" draw:text-style-name="P21" draw:layer="layout" draw:type="line" svg:x1="8.874cm" svg:y1="12.43cm" svg:x2="13.192cm" svg:y2="9.699cm" draw:start-shape="id1" draw:start-glue-point="0" draw:end-shape="id2" draw:end-glue-point="3" svg:d="M8874 12430l4318-2731" svg:viewBox="0 0 4319 2732">
          <text:p text:style-name="P20"><text:span text:style-name="T1">INET6</text:span></text:p>
          <text:p text:style-name="P20"><text:span text:style-name="T1">10.200.0.0/24</text:span></text:p>
        </draw:connector>
        <draw:connector draw:style-name="gr122" draw:text-style-name="P21" draw:layer="layout" draw:type="line" svg:x1="20.048cm" svg:y1="12.43cm" svg:x2="15.308cm" svg:y2="9.829cm" draw:start-shape="id3" draw:start-glue-point="4" draw:end-shape="id2" draw:end-glue-point="7" svg:d="M20048 12430l-4740-2601" svg:viewBox="0 0 4741 2602">
          <text:p text:style-name="P20"><text:span text:style-name="T1">INET8</text:span></text:p>
          <text:p text:style-name="P20"><text:span text:style-name="T1">10.202.0.0/24</text:span></text:p>
        </draw:connector>
        <draw:g xml:id="id4" draw:id="id4">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23" draw:text-style-name="P1" draw:layer="layout" svg:width="1.015cm" svg:height="0.567cm" svg:x="14.843cm" svg:y="13.386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24" draw:text-style-name="P13" draw:layer="layout" svg:width="0.846cm" svg:height="0.741cm" svg:x="14.843cm" svg:y="13.212cm" svg:viewBox="0 0 847 742" draw:points="0,742 0,437 847,0 847,306">
              <text:p/>
            </draw:polygon>
            <draw:polygon draw:style-name="gr125" draw:text-style-name="P9" draw:layer="layout" svg:width="2.116cm" svg:height="1.09cm" svg:x="13.573cm" svg:y="12.557cm" svg:viewBox="0 0 2117 1091" draw:points="1270,1091 0,437 847,0 2117,655">
              <text:p/>
            </draw:polygon>
            <draw:polygon draw:style-name="gr126" draw:text-style-name="P14" draw:layer="layout" svg:width="1.269cm" svg:height="0.959cm" svg:x="13.573cm" svg:y="12.994cm" svg:viewBox="0 0 1270 960" draw:points="0,306 0,0 1270,655 1270,960">
              <text:p/>
            </draw:polygon>
            <draw:polygon draw:style-name="gr127" draw:text-style-name="P5" draw:layer="layout" svg:width="2.116cm" svg:height="1.396cm" svg:x="13.573cm" svg:y="12.557cm" svg:viewBox="0 0 2117 1397" draw:points="0,742 0,437 847,0 2117,655 2117,960 1270,1397">
              <text:p/>
            </draw:polygon>
            <draw:polygon draw:style-name="gr128" draw:text-style-name="P15" draw:layer="layout" svg:width="0.084cm" svg:height="0.174cm" svg:x="14.589cm" svg:y="13.605cm" svg:viewBox="0 0 85 175" draw:points="0,131 0,0 85,44 85,175">
              <text:p/>
            </draw:polygon>
            <draw:polygon draw:style-name="gr129" draw:text-style-name="P7" draw:layer="layout" svg:width="0.084cm" svg:height="0.174cm" svg:x="14.42cm" svg:y="13.517cm" svg:viewBox="0 0 85 175" draw:points="0,131 0,0 85,44 85,175">
              <text:p/>
            </draw:polygon>
            <draw:line draw:style-name="gr130" draw:text-style-name="P16" draw:layer="layout" svg:x1="13.658cm" svg:y1="13.125cm" svg:x2="14.335cm" svg:y2="13.475cm">
              <text:p/>
            </draw:line>
            <draw:line draw:style-name="gr131" draw:text-style-name="P16" draw:layer="layout" svg:x1="13.658cm" svg:y1="13.168cm" svg:x2="14.335cm" svg:y2="13.518cm">
              <text:p/>
            </draw:line>
            <draw:line draw:style-name="gr132" draw:text-style-name="P16" draw:layer="layout" svg:x1="13.658cm" svg:y1="13.212cm" svg:x2="14.335cm" svg:y2="13.562cm">
              <text:p/>
            </draw:line>
            <draw:line draw:style-name="gr133" draw:text-style-name="P16" draw:layer="layout" svg:x1="13.658cm" svg:y1="13.256cm" svg:x2="14.335cm" svg:y2="13.606cm">
              <text:p/>
            </draw:line>
          </draw:g>
        </draw:g>
        <draw:connector draw:style-name="gr122" draw:text-style-name="P21" draw:layer="layout" draw:type="line" svg:x1="9.847cm" svg:y1="13.258cm" svg:x2="13.573cm" svg:y2="13.255cm" draw:start-shape="id1" draw:start-glue-point="7" draw:end-shape="id4" draw:end-glue-point="3" svg:d="M9847 13258l3726-3" svg:viewBox="0 0 3727 4">
          <text:p text:style-name="P20"><text:span text:style-name="T1">INET4</text:span></text:p>
          <text:p text:style-name="P20"><text:span text:style-name="T1">10.100.0.0/24</text:span></text:p>
        </draw:connector>
        <draw:connector draw:style-name="gr122" draw:text-style-name="P21" draw:layer="layout" draw:type="line" svg:x1="15.689cm" svg:y1="13.385cm" svg:x2="19.794cm" svg:y2="13.477cm" draw:start-shape="id4" draw:start-glue-point="7" draw:end-shape="id3" draw:end-glue-point="11" svg:d="M15689 13385l4105 92" svg:viewBox="0 0 4106 93">
          <text:p text:style-name="P20"><text:span text:style-name="T1">INET5</text:span></text:p>
          <text:p text:style-name="P20"><text:span text:style-name="T1">10.101.0.0/24</text:span></text:p>
        </draw:connector>
        <draw:g draw:name="app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4" draw:text-style-name="P1" draw:layer="layout" svg:width="0.934cm" svg:height="0.6cm" svg:x="14.496cm" svg:y="18.306cm" svg:viewBox="0 0 935 601" svg:d="M0 601c265 0 679-189 858-315 179-125 0-286-90-286z">
            <text:p/>
          </draw:path>
          <draw:g>
            <draw:polygon draw:style-name="gr135" draw:text-style-name="P2" draw:layer="layout" svg:width="0.541cm" svg:height="1.488cm" svg:x="13.954cm" svg:y="17.418cm" svg:viewBox="0 0 542 1489" draw:points="0,1146 0,0 542,344 542,1489">
              <text:p/>
            </draw:polygon>
            <draw:polygon draw:style-name="gr136" draw:text-style-name="P3" draw:layer="layout" svg:width="0.767cm" svg:height="1.631cm" svg:x="14.496cm" svg:y="17.275cm" svg:viewBox="0 0 768 1632" draw:points="0,1632 0,487 768,0 768,1146">
              <text:p/>
            </draw:polygon>
            <draw:polygon draw:style-name="gr137" draw:text-style-name="P4" draw:layer="layout" svg:width="1.309cm" svg:height="0.829cm" svg:x="13.954cm" svg:y="16.931cm" svg:viewBox="0 0 1310 830" draw:points="542,830 0,487 768,0 1310,344">
              <text:p/>
            </draw:polygon>
            <draw:polygon draw:style-name="gr138" draw:text-style-name="P5" draw:layer="layout" svg:width="1.309cm" svg:height="1.975cm" svg:x="13.954cm" svg:y="16.931cm" svg:viewBox="0 0 1310 1976" draw:points="0,1632 0,487 768,0 1310,344 1310,1489 542,1976">
              <text:p/>
            </draw:polygon>
            <draw:line draw:style-name="gr139" draw:text-style-name="P6" draw:layer="layout" svg:x1="14.406cm" svg:y1="18.621cm" svg:x2="14.044cm" svg:y2="18.392cm">
              <text:p/>
            </draw:line>
            <draw:line draw:style-name="gr140" draw:text-style-name="P6" draw:layer="layout" svg:x1="14.406cm" svg:y1="18.735cm" svg:x2="14.044cm" svg:y2="18.506cm">
              <text:p/>
            </draw:line>
            <draw:line draw:style-name="gr141" draw:text-style-name="P6" draw:layer="layout" svg:x1="14.406cm" svg:y1="18.678cm" svg:x2="14.044cm" svg:y2="18.449cm">
              <text:p/>
            </draw:line>
            <draw:polyline draw:style-name="gr142" draw:text-style-name="P6" draw:layer="layout" svg:width="0.451cm" svg:height="0.343cm" svg:x="13.999cm" svg:y="17.59cm" svg:viewBox="0 0 452 344" draw:points="452,344 0,57 0,0">
              <text:p/>
            </draw:polyline>
            <draw:polyline draw:style-name="gr143" draw:text-style-name="P6" draw:layer="layout" svg:width="0.443cm" svg:height="0.344cm" svg:x="14.007cm" svg:y="17.588cm" svg:viewBox="0 0 444 345" draw:points="444,345 444,288 0,0">
              <text:p/>
            </draw:polyline>
            <draw:polygon draw:style-name="gr144" draw:text-style-name="P7" draw:layer="layout" svg:width="0.052cm" svg:height="0.1cm" svg:x="14.166cm" svg:y="18.161cm" svg:viewBox="0 0 53 101" draw:points="0,68 0,0 53,34 53,101">
              <text:p/>
            </draw:polygon>
            <draw:line draw:style-name="gr145" draw:text-style-name="P6" draw:layer="layout" svg:x1="14.406cm" svg:y1="18.563cm" svg:x2="14.044cm" svg:y2="18.334cm">
              <text:p/>
            </draw:line>
          </draw:g>
        </draw:g>
        <draw:frame draw:style-name="gr146" draw:text-style-name="P22" xml:id="id5" draw:id="id5" draw:layer="layout" svg:width="1.905cm" svg:height="2.11cm" svg:x="13.7cm" svg:y="16.113cm">
          <draw:text-box>
            <text:p><text:span text:style-name="T1">win1</text:span></text:p>
            <text:p/>
          </draw:text-box>
        </draw:frame>
        <draw:connector draw:style-name="gr122" draw:text-style-name="P21" draw:layer="layout" draw:type="line" svg:x1="14.652cm" svg:y1="16.113cm" svg:x2="14.843cm" svg:y2="13.953cm" draw:start-shape="id5" draw:end-shape="id4" draw:end-glue-point="10" svg:d="M14652 16113l191-2160" svg:viewBox="0 0 192 2161">
          <text:p text:style-name="P20"><text:span text:style-name="T1">INET2</text:span></text:p>
          <text:p text:style-name="P20"><text:span text:style-name="T1">10.0.1.0/24</text:span></text:p>
        </draw:connector>
        <draw:connector draw:style-name="gr122" draw:text-style-name="P21" draw:layer="layout" draw:type="line" svg:x1="5.254cm" svg:y1="16.296cm" svg:x2="7.731cm" svg:y2="13.128cm" draw:start-shape="id6" draw:start-glue-point="0" draw:end-shape="id1" svg:d="M5254 16296l2477-3168" svg:viewBox="0 0 2478 3169">
          <text:p text:style-name="P23"><text:span text:style-name="T1">INET1</text:span></text:p>
          <text:p text:style-name="P23"><text:span text:style-name="T1">10.0.0.0/24</text:span></text:p>
        </draw:connector>
        <draw:connector draw:style-name="gr122" draw:text-style-name="P21" draw:layer="layout" draw:type="line" svg:x1="23.098cm" svg:y1="16.24cm" svg:x2="21.487cm" svg:y2="13.128cm" draw:start-shape="id7" draw:start-glue-point="0" draw:end-shape="id3" svg:d="M23098 16240l-1611-3112" svg:viewBox="0 0 1612 3113">
          <text:p text:style-name="P20"><text:span text:style-name="T1">INET3</text:span></text:p>
          <text:p text:style-name="P20"><text:span text:style-name="T1">10.0.2.0/24</text:span></text:p>
        </draw:connector>
        <draw:connector draw:style-name="gr122" draw:text-style-name="P21" draw:layer="layout" draw:type="line" svg:x1="14.42cm" svg:y1="12.557cm" svg:x2="14.462cm" svg:y2="10.397cm" draw:start-shape="id4" draw:start-glue-point="4" draw:end-shape="id2" draw:end-glue-point="10" svg:d="M14420 12557l42-2160" svg:viewBox="0 0 43 2161">
          <text:p text:style-name="P20"><text:span text:style-name="T1">INET7</text:span></text:p>
          <text:p text:style-name="P20"><text:span text:style-name="T1">10.201.0.0/24</text:span></text:p>
        </draw:connector>
        <draw:connector draw:style-name="gr122" draw:text-style-name="P21" draw:layer="layout" draw:type="line" svg:x1="10.207cm" svg:y1="6.715cm" svg:x2="14.335cm" svg:y2="9.001cm" draw:start-shape="id8" draw:start-glue-point="2" draw:end-shape="id2" draw:end-glue-point="0" svg:d="M10207 6715l4128 2286" svg:viewBox="0 0 4129 2287">
          <text:p text:style-name="P23"><text:span text:style-name="T1">ENET1</text:span></text:p>
          <text:p text:style-name="P23"><text:span text:style-name="T1">172.16.0.0/24</text:span></text:p>
        </draw:connector>
        <draw:frame draw:style-name="gr147" draw:text-style-name="P22" draw:layer="layout" svg:width="3.556cm" svg:height="1.778cm" svg:x="19.923cm" svg:y="9.001cm">
          <draw:text-box draw:corner-radius="2.286cm">
            <text:p>AS 65000</text:p>
          </draw:text-box>
        </draw:frame>
        <draw:frame draw:style-name="gr148" draw:text-style-name="P22" draw:layer="layout" svg:width="3.556cm" svg:height="1.673cm" svg:x="5.445cm" svg:y="1.867cm">
          <draw:text-box>
            <text:p>AS 65001</text:p>
          </draw:text-box>
        </draw:frame>
        <draw:frame draw:style-name="gr109" draw:text-style-name="P19" draw:layer="layout" svg:width="1.143cm" svg:height="1.016cm" svg:x="8.239cm" svg:y="14.081cm">
          <draw:text-box>
            <text:p text:style-name="P18"><text:span text:style-name="T1">r2</text:span></text:p>
          </draw:text-box>
        </draw:frame>
        <draw:frame draw:style-name="gr109" draw:text-style-name="P19" draw:layer="layout" svg:width="1.143cm" svg:height="1.016cm" svg:x="14.843cm" svg:y="10.144cm">
          <draw:text-box>
            <text:p text:style-name="P18"><text:span text:style-name="T1">r1</text:span></text:p>
          </draw:text-box>
        </draw:frame>
        <draw:frame draw:style-name="gr149" draw:text-style-name="P19" draw:layer="layout" svg:width="2.032cm" svg:height="1.143cm" svg:x="11.922cm" svg:y="3.413cm">
          <draw:text-box>
            <text:p text:style-name="P18"><text:span text:style-name="T1">i1</text:span></text:p>
          </draw:text-box>
        </draw:frame>
        <draw:frame draw:style-name="gr149" draw:text-style-name="P19" draw:layer="layout" svg:width="1.524cm" svg:height="1.143cm" svg:x="15.732cm" svg:y="13.827cm">
          <draw:text-box>
            <text:p text:style-name="P18"><text:span text:style-name="T1">r3</text:span></text:p>
          </draw:text-box>
        </draw:frame>
        <draw:frame draw:style-name="gr149" draw:text-style-name="P19" draw:layer="layout" svg:width="1.397cm" svg:height="1.143cm" svg:x="20.177cm" svg:y="14.081cm">
          <draw:text-box>
            <text:p text:style-name="P18"><text:span text:style-name="T1">r4</text:span></text:p>
          </draw:text-box>
        </draw:frame>
        <draw:custom-shape draw:style-name="gr150" draw:text-style-name="P17" xml:id="id9" draw:id="id9" draw:layer="layout" svg:width="9.271cm" svg:height="4.318cm" svg:x="17.637cm" svg:y="2.5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51" draw:text-style-name="P1" draw:layer="layout" svg:width="1.015cm" svg:height="0.567cm" svg:x="22.463cm" svg:y="5.004cm" svg:viewBox="0 0 1016 568" svg:d="M0 568c232 0 1016-218 1016-393s-84-175-169-175c0 131-847 392-847 56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52" draw:text-style-name="P13" draw:layer="layout" svg:width="0.846cm" svg:height="0.741cm" svg:x="22.463cm" svg:y="4.83cm" svg:viewBox="0 0 847 742" draw:points="0,742 0,437 847,0 847,306">
              <text:p/>
            </draw:polygon>
            <draw:polygon draw:style-name="gr153" draw:text-style-name="P9" draw:layer="layout" svg:width="2.116cm" svg:height="1.09cm" svg:x="21.193cm" svg:y="4.175cm" svg:viewBox="0 0 2117 1091" draw:points="1270,1091 0,437 847,0 2117,655">
              <text:p/>
            </draw:polygon>
            <draw:polygon draw:style-name="gr154" draw:text-style-name="P14" draw:layer="layout" svg:width="1.269cm" svg:height="0.959cm" svg:x="21.193cm" svg:y="4.612cm" svg:viewBox="0 0 1270 960" draw:points="0,306 0,0 1270,655 1270,960">
              <text:p/>
            </draw:polygon>
            <draw:polygon draw:style-name="gr155" draw:text-style-name="P5" draw:layer="layout" svg:width="2.116cm" svg:height="1.396cm" svg:x="21.193cm" svg:y="4.175cm" svg:viewBox="0 0 2117 1397" draw:points="0,742 0,437 847,0 2117,655 2117,960 1270,1397">
              <text:p/>
            </draw:polygon>
            <draw:polygon draw:style-name="gr156" draw:text-style-name="P15" draw:layer="layout" svg:width="0.084cm" svg:height="0.174cm" svg:x="22.209cm" svg:y="5.223cm" svg:viewBox="0 0 85 175" draw:points="0,131 0,0 85,44 85,175">
              <text:p/>
            </draw:polygon>
            <draw:polygon draw:style-name="gr157" draw:text-style-name="P7" draw:layer="layout" svg:width="0.084cm" svg:height="0.174cm" svg:x="22.04cm" svg:y="5.135cm" svg:viewBox="0 0 85 175" draw:points="0,131 0,0 85,44 85,175">
              <text:p/>
            </draw:polygon>
            <draw:line draw:style-name="gr158" draw:text-style-name="P16" draw:layer="layout" svg:x1="21.278cm" svg:y1="4.743cm" svg:x2="21.955cm" svg:y2="5.093cm">
              <text:p/>
            </draw:line>
            <draw:line draw:style-name="gr159" draw:text-style-name="P16" draw:layer="layout" svg:x1="21.278cm" svg:y1="4.786cm" svg:x2="21.955cm" svg:y2="5.136cm">
              <text:p/>
            </draw:line>
            <draw:line draw:style-name="gr160" draw:text-style-name="P16" draw:layer="layout" svg:x1="21.278cm" svg:y1="4.83cm" svg:x2="21.955cm" svg:y2="5.18cm">
              <text:p/>
            </draw:line>
            <draw:line draw:style-name="gr161" draw:text-style-name="P16" draw:layer="layout" svg:x1="21.278cm" svg:y1="4.874cm" svg:x2="21.955cm" svg:y2="5.224cm">
              <text:p/>
            </draw:line>
          </draw:g>
        </draw:g>
        <draw:frame draw:style-name="gr148" draw:text-style-name="P22" draw:layer="layout" svg:width="3.556cm" svg:height="1.673cm" svg:x="17.51cm" svg:y="1.994cm">
          <draw:text-box>
            <text:p>AS 65002</text:p>
          </draw:text-box>
        </draw:frame>
        <draw:frame draw:style-name="gr149" draw:text-style-name="P19" draw:layer="layout" svg:width="2.032cm" svg:height="1.143cm" svg:x="23.479cm" svg:y="4.683cm">
          <draw:text-box>
            <text:p text:style-name="P18"><text:span text:style-name="T1">i2</text:span></text:p>
          </draw:text-box>
        </draw:frame>
        <draw:connector draw:style-name="gr122" draw:text-style-name="P21" draw:layer="layout" draw:type="line" svg:x1="14.335cm" svg:y1="9.001cm" svg:x2="19.028cm" svg:y2="6.122cm" draw:start-shape="id2" draw:start-glue-point="0" draw:end-shape="id9" draw:end-glue-point="44" svg:d="M14335 9001l4693-2879" svg:viewBox="0 0 4694 2880">
          <text:p text:style-name="P20"><text:span text:style-name="T1">ENET2</text:span></text:p>
          <text:p text:style-name="P20"><text:span text:style-name="T1">172.16.1.0/24</text:span></text:p>
        </draw:connector>
        <draw:frame draw:style-name="gr162" draw:text-style-name="P19" draw:layer="layout" svg:width="0.889cm" svg:height="0.725cm" svg:x="13.7cm" svg:y="13.61cm">
          <draw:text-box>
            <text:p text:style-name="P18"><text:span text:style-name="T1">.1</text:span></text:p>
          </draw:text-box>
        </draw:frame>
        <draw:frame draw:style-name="gr162" draw:text-style-name="P19" draw:layer="layout" svg:width="0.889cm" svg:height="0.725cm" svg:x="9.382cm" svg:y="13.573cm">
          <draw:text-box>
            <text:p text:style-name="P18"><text:span text:style-name="T1">.1</text:span></text:p>
          </draw:text-box>
        </draw:frame>
        <draw:frame draw:style-name="gr162" draw:text-style-name="P19" draw:layer="layout" svg:width="0.889cm" svg:height="0.725cm" svg:x="20.939cm" svg:y="13.483cm">
          <draw:text-box>
            <text:p text:style-name="P18"><text:span text:style-name="T1">.1</text:span></text:p>
          </draw:text-box>
        </draw:frame>
        <draw:frame draw:style-name="gr162" draw:text-style-name="P19" draw:layer="layout" svg:width="0.889cm" svg:height="0.725cm" svg:x="4.429cm" svg:y="15.769cm">
          <draw:text-box>
            <text:p text:style-name="P18"><text:span text:style-name="T1">.2</text:span></text:p>
          </draw:text-box>
        </draw:frame>
        <draw:frame draw:style-name="gr162" draw:text-style-name="P19" draw:layer="layout" svg:width="0.889cm" svg:height="0.725cm" svg:x="4.43cm" svg:y="15.77cm">
          <draw:text-box>
            <text:p text:style-name="P18"><text:span text:style-name="T1">.2</text:span></text:p>
          </draw:text-box>
        </draw:frame>
        <draw:frame draw:style-name="gr162" draw:text-style-name="P19" draw:layer="layout" svg:width="0.889cm" svg:height="0.725cm" svg:x="14.589cm" svg:y="15.642cm">
          <draw:text-box>
            <text:p text:style-name="P18"><text:span text:style-name="T1">.2</text:span></text:p>
          </draw:text-box>
        </draw:frame>
        <draw:frame draw:style-name="gr162" draw:text-style-name="P19" draw:layer="layout" svg:width="0.889cm" svg:height="0.725cm" svg:x="22.971cm" svg:y="15.642cm">
          <draw:text-box>
            <text:p text:style-name="P18"><text:span text:style-name="T1">.2</text:span></text:p>
          </draw:text-box>
        </draw:frame>
        <draw:frame draw:style-name="gr162" draw:text-style-name="P19" draw:layer="layout" svg:width="0.889cm" svg:height="0.725cm" svg:x="9.763cm" svg:y="12.467cm">
          <draw:text-box>
            <text:p text:style-name="P18"><text:span text:style-name="T1">.1</text:span></text:p>
          </draw:text-box>
        </draw:frame>
        <draw:frame draw:style-name="gr162" draw:text-style-name="P19" draw:layer="layout" svg:width="0.889cm" svg:height="0.725cm" svg:x="12.938cm" svg:y="12.34cm">
          <draw:text-box>
            <text:p text:style-name="P18"><text:span text:style-name="T1">.2</text:span></text:p>
          </draw:text-box>
        </draw:frame>
        <draw:frame draw:style-name="gr162" draw:text-style-name="P19" draw:layer="layout" svg:width="0.889cm" svg:height="0.725cm" svg:x="15.097cm" svg:y="12.43cm">
          <draw:text-box>
            <text:p text:style-name="P18"><text:span text:style-name="T1">.1</text:span></text:p>
          </draw:text-box>
        </draw:frame>
        <draw:frame draw:style-name="gr162" draw:text-style-name="P19" draw:layer="layout" svg:width="0.889cm" svg:height="0.725cm" svg:x="18.526cm" svg:y="12.43cm">
          <draw:text-box>
            <text:p text:style-name="P18"><text:span text:style-name="T1">.2</text:span></text:p>
          </draw:text-box>
        </draw:frame>
        <draw:frame draw:style-name="gr162" draw:text-style-name="P19" draw:layer="layout" svg:width="0.889cm" svg:height="0.725cm" svg:x="8.366cm" svg:y="11.705cm">
          <draw:text-box>
            <text:p text:style-name="P18"><text:span text:style-name="T1">.1</text:span></text:p>
          </draw:text-box>
        </draw:frame>
        <draw:frame draw:style-name="gr162" draw:text-style-name="P19" draw:layer="layout" svg:width="0.889cm" svg:height="0.725cm" svg:x="19.923cm" svg:y="11.795cm">
          <draw:text-box>
            <text:p text:style-name="P18"><text:span text:style-name="T1">.1</text:span></text:p>
          </draw:text-box>
        </draw:frame>
        <draw:frame draw:style-name="gr162" draw:text-style-name="P19" draw:layer="layout" svg:width="0.889cm" svg:height="0.725cm" svg:x="15.605cm" svg:y="9.509cm">
          <draw:text-box>
            <text:p text:style-name="P18"><text:span text:style-name="T1">.2</text:span></text:p>
          </draw:text-box>
        </draw:frame>
        <draw:frame draw:style-name="gr162" draw:text-style-name="P19" draw:layer="layout" svg:width="0.889cm" svg:height="0.725cm" svg:x="12.176cm" svg:y="9.382cm">
          <draw:text-box>
            <text:p text:style-name="P18"><text:span text:style-name="T1">.2</text:span></text:p>
          </draw:text-box>
        </draw:frame>
        <draw:frame draw:style-name="gr162" draw:text-style-name="P19" draw:layer="layout" svg:width="0.889cm" svg:height="0.725cm" svg:x="14.335cm" svg:y="11.832cm">
          <draw:text-box>
            <text:p text:style-name="P18"><text:span text:style-name="T1">.1</text:span></text:p>
          </draw:text-box>
        </draw:frame>
        <draw:frame draw:style-name="gr162" draw:text-style-name="P19" draw:layer="layout" svg:width="0.889cm" svg:height="0.725cm" svg:x="13.7cm" svg:y="10.271cm">
          <draw:text-box>
            <text:p text:style-name="P18"><text:span text:style-name="T1">.2</text:span></text:p>
          </draw:text-box>
        </draw:frame>
        <draw:frame draw:style-name="gr162" draw:text-style-name="P19" draw:layer="layout" svg:width="0.889cm" svg:height="0.725cm" svg:x="13.065cm" svg:y="8.403cm">
          <draw:text-box>
            <text:p text:style-name="P18"><text:span text:style-name="T1">.1</text:span></text:p>
          </draw:text-box>
        </draw:frame>
        <draw:frame draw:style-name="gr162" draw:text-style-name="P19" draw:layer="layout" svg:width="0.889cm" svg:height="0.725cm" svg:x="14.716cm" svg:y="8.493cm">
          <draw:text-box>
            <text:p text:style-name="P18"><text:span text:style-name="T1">.1</text:span></text:p>
          </draw:text-box>
        </draw:frame>
        <draw:frame draw:style-name="gr162" draw:text-style-name="P19" draw:layer="layout" svg:width="0.889cm" svg:height="0.725cm" svg:x="18.78cm" svg:y="6.371cm">
          <draw:text-box>
            <text:p text:style-name="P18"><text:span text:style-name="T1">.2</text:span></text:p>
          </draw:text-box>
        </draw:frame>
        <draw:frame draw:style-name="gr162" draw:text-style-name="P19" draw:layer="layout" svg:width="0.889cm" svg:height="0.725cm" svg:x="9.382cm" svg:y="6.588cm">
          <draw:text-box>
            <text:p text:style-name="P18"><text:span text:style-name="T1">.2</text:span></text:p>
          </draw:text-box>
        </draw:frame>
        <draw:frame draw:style-name="gr110" draw:text-style-name="P19" draw:layer="layout" svg:width="3.937cm" svg:height="0.762cm" svg:x="8.366cm" svg:y="3.032cm">
          <draw:text-box>
            <text:p text:style-name="P18"><text:span text:style-name="T1">192.168.200.0/24</text:span></text:p>
          </draw:text-box>
        </draw:frame>
        <draw:frame draw:style-name="gr110" draw:text-style-name="P19" draw:layer="layout" svg:width="4.699cm" svg:height="0.762cm" svg:x="20.558cm" svg:y="3.286cm">
          <draw:text-box>
            <text:p text:style-name="P18"><text:span text:style-name="T1">192.168.201.0/2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666666"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666666" draw:end-color="#999999" draw:start-intensity="100%" draw:end-intensity="100%" draw:angle="0" draw:border="0%"/>
    <draw:gradient draw:name="Gradient_20_5" draw:display-name="Gradient 5" draw:style="square" draw:cx="30%" draw:cy="30%" draw:start-color="#333333" draw:end-color="#999999" draw:start-intensity="100%" draw:end-intensity="100%" draw:angle="0" draw:border="0%"/>
    <draw:gradient draw:name="Gradient_20_6" draw:display-name="Gradient 6" draw:style="linear" draw:start-color="#333333" draw:end-color="#999999" draw:start-intensity="100%" draw:end-intensity="100%" draw:angle="90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9T12:49:02.842257773</meta:creation-date>
    <dc:date>2017-05-09T14:46:17.979148058</dc:date>
    <meta:editing-duration>PT1H41M50S</meta:editing-duration>
    <meta:editing-cycles>11</meta:editing-cycles>
    <meta:generator>LibreOffice/4.4.7.2$Linux_X86_64 LibreOffice_project/40$Build-2</meta:generator>
    <meta:document-statistic meta:object-count="223"/>
  </office:meta>
</office:document-meta>
</file>